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04.55pt"/>
    </style:style>
    <style:style style:name="co3" style:family="table-column">
      <style:table-column-properties fo:break-before="auto" style:column-width="254.75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34.56pt"/>
    </style:style>
    <style:style style:name="co6" style:family="table-column">
      <style:table-column-properties fo:break-before="auto" style:column-width="75.86pt"/>
    </style:style>
    <style:style style:name="co7" style:family="table-column">
      <style:table-column-properties fo:break-before="auto" style:column-width="127.59pt"/>
    </style:style>
    <style:style style:name="co8" style:family="table-column">
      <style:table-column-properties fo:break-before="auto" style:column-width="54.26pt"/>
    </style:style>
    <style:style style:name="co9" style:family="table-column">
      <style:table-column-properties fo:break-before="auto" style:column-width="65.06pt"/>
    </style:style>
    <style:style style:name="co10" style:family="table-column">
      <style:table-column-properties fo:break-before="auto" style:column-width="51.14pt"/>
    </style:style>
    <style:style style:name="co11" style:family="table-column">
      <style:table-column-properties fo:break-before="auto" style:column-width="55.81pt"/>
    </style:style>
    <style:style style:name="co12" style:family="table-column">
      <style:table-column-properties fo:break-before="auto" style:column-width="73.5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9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controller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3" table:number-columns-repeated="1006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2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MFG_PART_NO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_PART_NO</text:p>
          </table:table-cell>
          <table:table-cell table:style-name="ce1" office:value-type="string" calcext:value-type="string">
            <text:p>COST_X1</text:p>
          </table:table-cell>
          <table:table-cell table:style-name="ce1" office:value-type="string" calcext:value-type="string">
            <text:p>COST_X100</text:p>
          </table:table-cell>
          <table:table-cell table:style-name="ce1" office:value-type="string" calcext:value-type="string">
            <text:p>COST_X500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NOSTUFF</text:p>
          </table:table-cell>
          <table:table-cell table:style-name="ce1" office:value-type="string" calcext:value-type="string">
            <text:p>Required Qty.</text:p>
          </table:table-cell>
          <table:table-cell table:style-name="ce1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 Micro B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10118192-0001L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4613-1-ND</text:p>
          </table:table-cell>
          <table:table-cell office:value-type="float" office:value="0.46" calcext:value-type="float">
            <text:p>0.46</text:p>
          </table:table-cell>
          <table:table-cell office:value-type="float" office:value="0.3032" calcext:value-type="float">
            <text:p>0.3032</text:p>
          </table:table-cell>
          <table:table-cell office:value-type="float" office:value="0.25988" calcext:value-type="float">
            <text:p>0.25988</text:p>
          </table:table-cell>
          <table:table-cell office:value-type="string" calcext:value-type="string">
            <text:p>SMT</text:p>
          </table:table-cell>
          <table:table-cell/>
          <table:table-cell table:style-name="ce4" table:formula="of:=[.A2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Accelerometer, 3G, 550 Hz / 1.6 kHz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ADXL337BCPZ-RL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XL337BCPZ-RL7CT-ND</text:p>
          </table:table-cell>
          <table:table-cell office:value-type="float" office:value="4.58" calcext:value-type="float">
            <text:p>4.58</text:p>
          </table:table-cell>
          <table:table-cell office:value-type="float" office:value="3.3677" calcext:value-type="float">
            <text:p>3.3677</text:p>
          </table:table-cell>
          <table:table-cell office:value-type="float" office:value="2.86682" calcext:value-type="float">
            <text:p>2.86682</text:p>
          </table:table-cell>
          <table:table-cell office:value-type="string" calcext:value-type="string">
            <text:p>SMT</text:p>
          </table:table-cell>
          <table:table-cell/>
          <table:table-cell table:style-name="ce4" table:formula="of:=[.A3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, C3, C12, C13, C15</text:p>
          </table:table-cell>
          <table:table-cell office:value-type="string" calcext:value-type="string">
            <text:p>Capacitor, 0.1 uF, 50V, 0603, X7R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608X7R1H104K080A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4-1-ND</text:p>
          </table:table-cell>
          <table:table-cell office:value-type="float" office:value="0.1" calcext:value-type="float">
            <text:p>0.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4" calcext:value-type="float">
            <text:p>0.0154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4" table:formula="of:=[.A4]*[.$A$38]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7, C8</text:p>
          </table:table-cell>
          <table:table-cell office:value-type="string" calcext:value-type="string">
            <text:p>Capacitor, 4.7 uF, 10V, 0603, X5R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GB3B1X5R1A475M055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7483-1-ND</text:p>
          </table:table-cell>
          <table:table-cell office:value-type="float" office:value="0.24" calcext:value-type="float">
            <text:p>0.24</text:p>
          </table:table-cell>
          <table:table-cell office:value-type="float" office:value="0.1" calcext:value-type="float">
            <text:p>0.1</text:p>
          </table:table-cell>
          <table:table-cell office:value-type="float" office:value="0.06626" calcext:value-type="float">
            <text:p>0.06626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4" table:formula="of:=[.A5]*[.$A$38]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, C5</text:p>
          </table:table-cell>
          <table:table-cell office:value-type="string" calcext:value-type="string">
            <text:p>Capacitor, 10 nF, 50V, 0603, X7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03KB8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09-1-ND</text:p>
          </table:table-cell>
          <table:table-cell office:value-type="float" office:value="0.1" calcext:value-type="float">
            <text:p>0.1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4" table:formula="of:=[.A6]*[.$A$38]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6, C9, C10, C11, C16, C17, C18, C19</text:p>
          </table:table-cell>
          <table:table-cell office:value-type="string" calcext:value-type="string">
            <text:p>Capacitor, 1 uF, 16V, 0603, X5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5R61C105KE44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3894-1-ND</text:p>
          </table:table-cell>
          <table:table-cell office:value-type="float" office:value="0.11" calcext:value-type="float">
            <text:p>0.11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2512" calcext:value-type="float">
            <text:p>0.02512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4" table:formula="of:=[.A7]*[.$A$38]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 C14</text:p>
          </table:table-cell>
          <table:table-cell office:value-type="string" calcext:value-type="string">
            <text:p>Capacitor, 0.1 uF, 25V, 0603, X7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71E104KA01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524-1-ND</text:p>
          </table:table-cell>
          <table:table-cell office:value-type="float" office:value="0.1" calcext:value-type="float">
            <text:p>0.1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4" table:formula="of:=[.A8]*[.$A$38]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Connector, 3 pin, 1.25 mm pitch, SMT, R/A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13-3P-1.25H(20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220-ND</text:p>
          </table:table-cell>
          <table:table-cell office:value-type="float" office:value="0.46" calcext:value-type="float">
            <text:p>0.46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2856" calcext:value-type="float">
            <text:p>0.2856</text:p>
          </table:table-cell>
          <table:table-cell office:value-type="string" calcext:value-type="string">
            <text:p>SMT</text:p>
          </table:table-cell>
          <table:table-cell/>
          <table:table-cell table:style-name="ce4" table:formula="of:=[.A9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ector, 5 pin, 1.25 mm pitch, SMT, R/A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13-5P-1.25H(51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121936CT-ND</text:p>
          </table:table-cell>
          <table:table-cell office:value-type="float" office:value="1.24" calcext:value-type="float">
            <text:p>1.24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7722" calcext:value-type="float">
            <text:p>0.7722</text:p>
          </table:table-cell>
          <table:table-cell office:value-type="string" calcext:value-type="string">
            <text:p>SMT</text:p>
          </table:table-cell>
          <table:table-cell/>
          <table:table-cell table:style-name="ce4" table:formula="of:=[.A10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Ferrite Bead, 1k @ 100 MHz, 300 mOhm DCR, 300 mA, 0603 package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BK1608TS102-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1895-1-ND</text:p>
          </table:table-cell>
          <table:table-cell office:value-type="float" office:value="0.1" calcext:value-type="float">
            <text:p>0.1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227" calcext:value-type="float">
            <text:p>0.0227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4" table:formula="of:=[.A11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, Red, 104 mcd @ 20 mA, 0603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LS Q976-NR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5-2512-1-ND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4" table:formula="of:=[.A12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, Green, Clear, 6 mcd @ 10 mA, 0603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ST-C190GK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60-1183-1-ND</text:p>
          </table:table-cell>
          <table:table-cell office:value-type="float" office:value="0.29" calcext:value-type="float">
            <text:p>0.29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07038" calcext:value-type="float">
            <text:p>0.07038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4" table:formula="of:=[.A13]*[.$A$38]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icrocontroller, Cortex M4F + Cortex M0+, 100 MHz, 256 kB flash, 192 kB SRAM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LPC54114J256BD64Q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8-13034-ND</text:p>
          </table:table-cell>
          <table:table-cell office:value-type="float" office:value="7.79" calcext:value-type="float">
            <text:p>7.79</text:p>
          </table:table-cell>
          <table:table-cell office:value-type="float" office:value="5.8259" calcext:value-type="float">
            <text:p>5.8259</text:p>
          </table:table-cell>
          <table:table-cell office:value-type="float" office:value="5.07316" calcext:value-type="float">
            <text:p>5.07316</text:p>
          </table:table-cell>
          <table:table-cell office:value-type="string" calcext:value-type="string">
            <text:p>LQFP64</text:p>
          </table:table-cell>
          <table:table-cell/>
          <table:table-cell table:style-name="ce4" table:formula="of:=[.A14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Digital potentiometer, 100k, 100 taps, I2C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4017T-104E/L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4017T-104E/LTCT-ND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.4017" calcext:value-type="float">
            <text:p>0.4017</text:p>
          </table:table-cell>
          <table:table-cell office:value-type="string" calcext:value-type="string">
            <text:p>SC-70-6</text:p>
          </table:table-cell>
          <table:table-cell/>
          <table:table-cell table:style-name="ce4" table:formula="of:=[.A15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OpAmp, 500 kHz GBWP, rail-to-rail, 50 uA Iq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6241UT-E/L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6241UT-E/LTCT-ND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2369" calcext:value-type="float">
            <text:p>0.2369</text:p>
          </table:table-cell>
          <table:table-cell office:value-type="string" calcext:value-type="string">
            <text:p>SC-70-5</text:p>
          </table:table-cell>
          <table:table-cell/>
          <table:table-cell table:style-name="ce4" table:formula="of:=[.A16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ector, 2 position, 3 mm pitch, SMT, RA, 8.5 A per pin</text:p>
          </table:table-cell>
          <table:table-cell office:value-type="string" calcext:value-type="string">
            <text:p>Molex</text:p>
          </table:table-cell>
          <table:table-cell office:value-type="float" office:value="436500209" calcext:value-type="float">
            <text:p>436500209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1880CT-ND</text:p>
          </table:table-cell>
          <table:table-cell office:value-type="float" office:value="2.03" calcext:value-type="float">
            <text:p>2.03</text:p>
          </table:table-cell>
          <table:table-cell table:number-columns-repeated="2" office:value-type="float" office:value="1.5782" calcext:value-type="float">
            <text:p>1.5782</text:p>
          </table:table-cell>
          <table:table-cell office:value-type="string" calcext:value-type="string">
            <text:p>SMT</text:p>
          </table:table-cell>
          <table:table-cell/>
          <table:table-cell table:style-name="ce4" table:formula="of:=[.A17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Connector, 2 position, 1.25 mm pitch, SMT, RA, 1.5 A per pin</text:p>
          </table:table-cell>
          <table:table-cell office:value-type="string" calcext:value-type="string">
            <text:p>Molex</text:p>
          </table:table-cell>
          <table:table-cell office:value-type="float" office:value="5041950270" calcext:value-type="float">
            <text:p>504195027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10583CT-ND</text:p>
          </table:table-cell>
          <table:table-cell office:value-type="float" office:value="0.91" calcext:value-type="float">
            <text:p>0.91</text:p>
          </table:table-cell>
          <table:table-cell office:value-type="float" office:value="0.6938" calcext:value-type="float">
            <text:p>0.6938</text:p>
          </table:table-cell>
          <table:table-cell office:value-type="float" office:value="0.56766" calcext:value-type="float">
            <text:p>0.56766</text:p>
          </table:table-cell>
          <table:table-cell office:value-type="string" calcext:value-type="string">
            <text:p>SMT</text:p>
          </table:table-cell>
          <table:table-cell/>
          <table:table-cell table:style-name="ce4" table:formula="of:=[.A18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Connector, 3 position, 1.25 mm pitch, SMT, RA, 1.5 A per pin</text:p>
          </table:table-cell>
          <table:table-cell office:value-type="string" calcext:value-type="string">
            <text:p>Molex</text:p>
          </table:table-cell>
          <table:table-cell office:value-type="float" office:value="5041950370" calcext:value-type="float">
            <text:p>504195037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10584CT-ND</text:p>
          </table:table-cell>
          <table:table-cell office:value-type="float" office:value="1.28" calcext:value-type="float">
            <text:p>1.28</text:p>
          </table:table-cell>
          <table:table-cell office:value-type="float" office:value="0.968" calcext:value-type="float">
            <text:p>0.968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SMT</text:p>
          </table:table-cell>
          <table:table-cell/>
          <table:table-cell table:style-name="ce4" table:formula="of:=[.A19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4, J5, J6, J7, J8, J9</text:p>
          </table:table-cell>
          <table:table-cell office:value-type="string" calcext:value-type="string">
            <text:p>Connector, 4 position, 1.25 mm pitch, SMT, RA, 1.5 A per pin</text:p>
          </table:table-cell>
          <table:table-cell office:value-type="string" calcext:value-type="string">
            <text:p>Molex</text:p>
          </table:table-cell>
          <table:table-cell office:value-type="float" office:value="5041950370" calcext:value-type="float">
            <text:p>504195037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10584CT-ND</text:p>
          </table:table-cell>
          <table:table-cell office:value-type="float" office:value="1.28" calcext:value-type="float">
            <text:p>1.28</text:p>
          </table:table-cell>
          <table:table-cell office:value-type="float" office:value="0.968" calcext:value-type="float">
            <text:p>0.968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SMT</text:p>
          </table:table-cell>
          <table:table-cell/>
          <table:table-cell table:style-name="ce4" table:formula="of:=[.A20]*[.$A$38]" office:value-type="float" office:value="30" calcext:value-type="float">
            <text:p>30</text:p>
          </table:table-cell>
          <table:table-cell table:number-columns-repeated="101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VS1, TVS2, TVS3, TVS4, TVS5, TVS6, TVS7, TVS8, TVS9, TVS10, TVS11, TVS12, TVS13, TVS14, TVS15, TVS16, TVS17, TVS18, TVS19, TVS20, TVS21, TVS22, TVS23, TVS24, TVS25, TVS26, TVS27, TVS28, TVS29, TVS30</text:p>
          </table:table-cell>
          <table:table-cell office:value-type="string" calcext:value-type="string">
            <text:p>TVS diode, 5 Vs, 5.8 Vbr, 8 Vcl, 0.95 pF, 8 kV, 200 mW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ESD5V0X1UB,13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27-5906-1-ND</text:p>
          </table:table-cell>
          <table:table-cell office:value-type="float" office:value="0.45" calcext:value-type="float">
            <text:p>0.45</text:p>
          </table:table-cell>
          <table:table-cell office:value-type="float" office:value="0.288" calcext:value-type="float">
            <text:p>0.288</text:p>
          </table:table-cell>
          <table:table-cell office:value-type="float" office:value="0.22626" calcext:value-type="float">
            <text:p>0.22626</text:p>
          </table:table-cell>
          <table:table-cell office:value-type="string" calcext:value-type="string">
            <text:p>SOD523</text:p>
          </table:table-cell>
          <table:table-cell/>
          <table:table-cell table:style-name="ce4" table:formula="of:=[.A21]*[.$A$38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4, R25</text:p>
          </table:table-cell>
          <table:table-cell office:value-type="string" calcext:value-type="string">
            <text:p>Resistor, 100k, 1%, 0603, 100 ppm/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00KHR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4" table:formula="of:=[.A22]*[.$A$38]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esistor, 100k, 1%, 0603, 100 ppm/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00KHR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NOSTUFF</text:p>
          </table:table-cell>
          <table:table-cell table:style-name="ce4" table:formula="of:=[.A23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R1, R6, R7, R8, R9, R10, R11, R12, R13, R14, R15, R16, R17, R18, R19, R26</text:p>
          </table:table-cell>
          <table:table-cell office:value-type="string" calcext:value-type="string">
            <text:p>Resistor, 10k, 1%, 0603, 100 ppm/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0.0KHRCT-ND</text:p>
          </table:table-cell>
          <table:table-cell office:value-type="float" office:value="0.01" calcext:value-type="float">
            <text:p>0.01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4" table:formula="of:=[.A24]*[.$A$38]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, 15k, 1%, 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5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5.0KHR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4" table:formula="of:=[.A25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, 1.5k, 1%, 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K5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.50KHR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NOSTUFF</text:p>
          </table:table-cell>
          <table:table-cell table:style-name="ce4" table:formula="of:=[.A26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0, R29, R30, R31</text:p>
          </table:table-cell>
          <table:table-cell office:value-type="string" calcext:value-type="string">
            <text:p>Resistor, 1K, 1%, 0603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3EKF1001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.0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4" table:formula="of:=[.A27]*[.$A$38]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2, R23</text:p>
          </table:table-cell>
          <table:table-cell office:value-type="string" calcext:value-type="string">
            <text:p>Resistor, 2.2k, 1%, 0603, 100 ppm/C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3EKF2201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2.2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514" calcext:value-type="float">
            <text:p>0.00514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4" table:formula="of:=[.A28]*[.$A$38]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office:value-type="string" calcext:value-type="string">
            <text:p>Resistor, 33R, 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33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33.0HR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4" table:formula="of:=[.A29]*[.$A$38]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U4, U5, U6, U7, U8, U9, U10, U11, U12, U13, U14, U15</text:p>
          </table:table-cell>
          <table:table-cell office:value-type="string" calcext:value-type="string">
            <text:p>Level shifter, 1 channel, 5.5 V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1T45DCK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16844-1-ND</text:p>
          </table:table-cell>
          <table:table-cell office:value-type="float" office:value="0.58" calcext:value-type="float">
            <text:p>0.58</text:p>
          </table:table-cell>
          <table:table-cell office:value-type="float" office:value="0.3699" calcext:value-type="float">
            <text:p>0.3699</text:p>
          </table:table-cell>
          <table:table-cell office:value-type="float" office:value="0.29056" calcext:value-type="float">
            <text:p>0.29056</text:p>
          </table:table-cell>
          <table:table-cell office:value-type="string" calcext:value-type="string">
            <text:p>SC-70-6</text:p>
          </table:table-cell>
          <table:table-cell/>
          <table:table-cell table:style-name="ce4" table:formula="of:=[.A30]*[.$A$38]" office:value-type="float" office:value="60" calcext:value-type="float">
            <text:p>6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DO, 3.3V, 200 mA, 1%, 0.22V dropout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TCR2LF33,LM(C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CR2LF33LM(CTCT-ND</text:p>
          </table:table-cell>
          <table:table-cell office:value-type="float" office:value="0.45" calcext:value-type="float">
            <text:p>0.45</text:p>
          </table:table-cell>
          <table:table-cell office:value-type="float" office:value="0.1911" calcext:value-type="float">
            <text:p>0.1911</text:p>
          </table:table-cell>
          <table:table-cell office:value-type="float" office:value="0.10816" calcext:value-type="float">
            <text:p>0.10816</text:p>
          </table:table-cell>
          <table:table-cell office:value-type="string" calcext:value-type="string">
            <text:p>SMV</text:p>
          </table:table-cell>
          <table:table-cell/>
          <table:table-cell table:style-name="ce4" table:formula="of:=[.A31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3, U16, U17, U18, U19, U20</text:p>
          </table:table-cell>
          <table:table-cell office:value-type="string" calcext:value-type="string">
            <text:p>Load switch, high side, 3A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PS27081ADDC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34970-1-ND</text:p>
          </table:table-cell>
          <table:table-cell office:value-type="float" office:value="0.44" calcext:value-type="float">
            <text:p>0.44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2043" calcext:value-type="float">
            <text:p>0.2043</text:p>
          </table:table-cell>
          <table:table-cell office:value-type="string" calcext:value-type="string">
            <text:p>SOT-23-6</text:p>
          </table:table-cell>
          <table:table-cell/>
          <table:table-cell table:style-name="ce4" table:formula="of:=[.A32]*[.$A$38]" office:value-type="float" office:value="30" calcext:value-type="float">
            <text:p>30</text:p>
          </table:table-cell>
          <table:table-cell table:number-columns-repeated="101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TP1, TP2, TP3, TP4, TP5, TP6, TP7, TP8, TP9, TP10, TP11, TP12</text:p>
          </table:table-cell>
          <table:table-cell office:value-type="string" calcext:value-type="string">
            <text:p>Test point, SMT, circular, 1.6 mm diameter</text:p>
          </table:table-cell>
          <table:table-cell table:number-columns-repeated="9"/>
          <table:table-cell table:style-name="ce4" table:formula="of:=[.A33]*[.$A$38]" office:value-type="float" office:value="60" calcext:value-type="float">
            <text:p>6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witch, SPDT, Sub-Miniature, RA, SMT</text:p>
          </table:table-cell>
          <table:table-cell office:value-type="string" calcext:value-type="string">
            <text:p>Copal</text:p>
          </table:table-cell>
          <table:table-cell office:value-type="string" calcext:value-type="string">
            <text:p>CL-SB-22B-12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3-1345-1-ND</text:p>
          </table:table-cell>
          <table:table-cell office:value-type="float" office:value="1.35" calcext:value-type="float">
            <text:p>1.35</text:p>
          </table:table-cell>
          <table:table-cell office:value-type="float" office:value="1.0771" calcext:value-type="float">
            <text:p>1.0771</text:p>
          </table:table-cell>
          <table:table-cell office:value-type="float" office:value="1.0502" calcext:value-type="float">
            <text:p>1.0502</text:p>
          </table:table-cell>
          <table:table-cell office:value-type="string" calcext:value-type="string">
            <text:p>SMT</text:p>
          </table:table-cell>
          <table:table-cell/>
          <table:table-cell table:style-name="ce4" table:formula="of:=[.A34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1, SW2, SW3</text:p>
          </table:table-cell>
          <table:table-cell office:value-type="string" calcext:value-type="string">
            <text:p>Tact Switch, SPST, Vert</text:p>
          </table:table-cell>
          <table:table-cell office:value-type="string" calcext:value-type="string">
            <text:p>C and K</text:p>
          </table:table-cell>
          <table:table-cell office:value-type="string" calcext:value-type="string">
            <text:p>KMR221NG LF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KN10244CT-ND</text:p>
          </table:table-cell>
          <table:table-cell office:value-type="float" office:value="0.51" calcext:value-type="float">
            <text:p>0.51</text:p>
          </table:table-cell>
          <table:table-cell office:value-type="float" office:value="0.4017" calcext:value-type="float">
            <text:p>0.4017</text:p>
          </table:table-cell>
          <table:table-cell office:value-type="float" office:value="0.34694" calcext:value-type="float">
            <text:p>0.34694</text:p>
          </table:table-cell>
          <table:table-cell office:value-type="string" calcext:value-type="string">
            <text:p>SMT</text:p>
          </table:table-cell>
          <table:table-cell/>
          <table:table-cell table:style-name="ce4" table:formula="of:=[.A35]*[.$A$38]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Build Qty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22:37:27.786061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23:07:45.320251320</dc:date>
    <meta:editing-duration>PT10M57S</meta:editing-duration>
    <meta:editing-cycles>4</meta:editing-cycles>
    <meta:generator>LibreOffice/5.2.2.2.0$Linux_X86_64 LibreOffice_project/20m0$Build-2</meta:generator>
    <meta:document-statistic meta:table-count="1" meta:cell-count="417" meta:object-count="0"/>
  </office:meta>
</office:document-meta>
</file>